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2.641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2.958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1.304cm" fo:min-width="3.276cm" fo:padding-top="0.142cm" fo:padding-bottom="0.142cm" fo:padding-left="0.267cm" fo:padding-right="0.267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Double_20_Dash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ffffff" svg:stroke-opacity="100%" draw:fill-color="#ffffff" draw:opacity="1%" draw:textarea-horizontal-align="justify" draw:textarea-vertical-align="middle" draw:auto-grow-height="false" fo:min-height="3.814cm" fo:min-width="0cm"/>
    </style:style>
    <style:style style:name="gr10" style:family="graphic" style:parent-style-name="objectwithoutfill">
      <style:graphic-properties draw:stroke="dash" draw:stroke-dash="Double_20_Dash"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  <style:paragraph-properties fo:text-align="start" style:writing-mode="lr-tb"/>
    </style:style>
    <style:style style:name="P6" style:family="paragraph">
      <loext:graphic-properties draw:fill-color="#ffffff" draw:opacity="1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588cm" svg:x="4.205cm" svg:y="4.492cm">
          <text:p text:style-name="P1">Sensor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.588cm" svg:x="8.967cm" svg:y="4.492cm">
          <text:p text:style-name="P1">Feature</text:p>
          <text:p text:style-name="P1">Extrahierun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2cm" svg:height="1.588cm" svg:x="14.335cm" svg:y="4.492cm">
          <text:p text:style-name="P1">Standort-</text:p>
          <text:p text:style-name="P1">erkennu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81cm" svg:height="1.588cm" svg:x="24.786cm" svg:y="4.492cm">
          <text:p text:style-name="P1">Anomalie-</text:p>
          <text:p text:style-name="P1">erkennun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38cm" svg:y1="5.279cm" svg:x2="8.967cm" svg:y2="5.279cm">
          <text:p/>
        </draw:line>
        <draw:line draw:style-name="gr4" draw:text-style-name="P3" draw:layer="layout" svg:x1="12.767cm" svg:y1="5.279cm" svg:x2="14.354cm" svg:y2="5.279cm">
          <text:p/>
        </draw:line>
        <draw:line draw:style-name="gr4" draw:text-style-name="P3" draw:layer="layout" svg:x1="17.802cm" svg:y1="5.279cm" svg:x2="19.389cm" svg:y2="5.279cm">
          <text:p/>
        </draw:line>
        <draw:line draw:style-name="gr4" draw:text-style-name="P3" draw:layer="layout" svg:x1="28.589cm" svg:y1="5.279cm" svg:x2="30.176cm" svg:y2="5.279cm">
          <text:p/>
        </draw:line>
        <draw:custom-shape draw:style-name="gr5" draw:text-style-name="P5" draw:layer="layout" svg:width="3.81cm" svg:height="1.588cm" svg:x="30.184cm" svg:y="4.492cm">
          <text:p text:style-name="P4">Anomalie?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81cm" svg:height="1.588cm" svg:x="30.184cm" svg:y="2.692cm">
          <text:p text:style-name="P4">Standort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434cm" svg:y1="5.28cm" svg:x2="18.434cm" svg:y2="3.502cm">
          <text:p/>
        </draw:line>
        <draw:line draw:style-name="gr7" draw:text-style-name="P3" draw:layer="layout" svg:x1="18.434cm" svg:y1="3.502cm" svg:x2="30.194cm" svg:y2="3.502cm">
          <text:p/>
        </draw:line>
        <draw:line draw:style-name="gr8" draw:text-style-name="P3" draw:layer="layout" svg:x1="18.451cm" svg:y1="3.502cm" svg:x2="10.882cm" svg:y2="3.502cm">
          <text:p/>
        </draw:line>
        <draw:custom-shape draw:style-name="gr9" draw:text-style-name="P6" draw:layer="layout" svg:width="0.317cm" svg:height="4.064cm" svg:x="3.635cm" svg:y="2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317cm" svg:height="4.064cm" svg:x="33.578cm" svg:y="2.635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894cm" svg:y1="3.492cm" svg:x2="10.894cm" svg:y2="4.483cm">
          <text:p/>
        </draw:line>
        <draw:custom-shape draw:style-name="gr2" draw:text-style-name="P2" draw:layer="layout" svg:width="3.81cm" svg:height="1.588cm" svg:x="19.391cm" svg:y="4.492cm">
          <text:p text:style-name="P1">Feature</text:p>
          <text:p text:style-name="P1">Extrahierun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194cm" svg:y1="5.279cm" svg:x2="24.781cm" svg:y2="5.27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09:43:15.086547708</meta:creation-date>
    <dc:date>2021-05-22T15:06:28.074496143</dc:date>
    <meta:editing-duration>PT27M12S</meta:editing-duration>
    <meta:editing-cycles>10</meta:editing-cycles>
    <meta:generator>LibreOffice/7.1.3.2$Linux_X86_64 LibreOffice_project/10$Build-2</meta:generator>
    <meta:document-statistic meta:object-count="18"/>
  </office:meta>
</office:document-meta>
</file>